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ef413d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vent_count</text:p>
          </table:table-cell>
          <table:table-cell office:value-type="string" calcext:value-type="string">
            <text:p>grad_rate</text:p>
          </table:table-cell>
          <table:table-cell office:value-type="string" calcext:value-type="string">
            <text:p>gun_owner_rate</text:p>
          </table:table-cell>
          <table:table-cell office:value-type="string" calcext:value-type="string">
            <text:p>illegal_immigrant_rate</text:p>
          </table:table-cell>
          <table:table-cell office:value-type="string" calcext:value-type="string">
            <text:p>law_score</text:p>
          </table:table-cell>
          <table:table-cell office:value-type="string" calcext:value-type="string">
            <text:p>police_spending</text:p>
          </table:table-cell>
          <table:table-cell office:value-type="string" calcext:value-type="string">
            <text:p>cost per student</text:p>
          </table:table-cell>
        </table:table-row>
        <table:table-row table:style-name="ro1">
          <table:table-cell office:value-type="string" calcext:value-type="string">
            <text:p><text:s text:c="7"/>Indiana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office:value-type="float" office:value="0.7" calcext:value-type="float">
            <text:p>0.7</text:p>
          </table:table-cell>
          <table:table-cell office:value-type="float" office:value="183.04" calcext:value-type="float">
            <text:p>183.04</text:p>
          </table:table-cell>
          <table:table-cell office:value-type="float" office:value="954.43" calcext:value-type="float">
            <text:p>954.43</text:p>
          </table:table-cell>
        </table:table-row>
        <table:table-row table:style-name="ro1">
          <table:table-cell office:value-type="string" calcext:value-type="string">
            <text:p><text:s text:c="3"/>Connecticut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82" calcext:value-type="float">
            <text:p>0.82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331.7" calcext:value-type="float">
            <text:p>331.7</text:p>
          </table:table-cell>
          <table:table-cell office:value-type="float" office:value="938.11" calcext:value-type="float">
            <text:p>938.11</text:p>
          </table:table-cell>
        </table:table-row>
        <table:table-row table:style-name="ro1">
          <table:table-cell office:value-type="string" calcext:value-type="string">
            <text:p><text:s text:c="4"/>New Jersey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3.7" calcext:value-type="float">
            <text:p>3.7</text:p>
          </table:table-cell>
          <table:table-cell office:value-type="float" office:value="372.23" calcext:value-type="float">
            <text:p>372.23</text:p>
          </table:table-cell>
          <table:table-cell office:value-type="float" office:value="884.98" calcext:value-type="float">
            <text:p>884.98</text:p>
          </table:table-cell>
        </table:table-row>
        <table:table-row table:style-name="ro1">
          <table:table-cell office:value-type="string" calcext:value-type="string">
            <text:p><text:s text:c="8"/>Nevad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395.91" calcext:value-type="float">
            <text:p>395.91</text:p>
          </table:table-cell>
          <table:table-cell office:value-type="float" office:value="891.06" calcext:value-type="float">
            <text:p>891.06</text:p>
          </table:table-cell>
        </table:table-row>
        <table:table-row table:style-name="ro1">
          <table:table-cell office:value-type="string" calcext:value-type="string">
            <text:p><text:s text:c="6"/>Virginia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75.12" calcext:value-type="float">
            <text:p>275.12</text:p>
          </table:table-cell>
          <table:table-cell office:value-type="float" office:value="824.26" calcext:value-type="float">
            <text:p>824.26</text:p>
          </table:table-cell>
        </table:table-row>
        <table:table-row table:style-name="ro1">
          <table:table-cell office:value-type="string" calcext:value-type="string">
            <text:p><text:s/>New Hampshi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67" calcext:value-type="float">
            <text:p>0.67</text:p>
          </table:table-cell>
          <table:table-cell office:value-type="float" office:value="303.35" calcext:value-type="float">
            <text:p>303.35</text:p>
          </table:table-cell>
          <table:table-cell office:value-type="float" office:value="953.63" calcext:value-type="float">
            <text:p>953.63</text:p>
          </table:table-cell>
        </table:table-row>
        <table:table-row table:style-name="ro1">
          <table:table-cell office:value-type="string" calcext:value-type="string">
            <text:p><text:s/>Massachusett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82" calcext:value-type="float">
            <text:p>0.82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356.48" calcext:value-type="float">
            <text:p>356.48</text:p>
          </table:table-cell>
          <table:table-cell office:value-type="float" office:value="933.51" calcext:value-type="float">
            <text:p>933.51</text:p>
          </table:table-cell>
        </table:table-row>
        <table:table-row table:style-name="ro1">
          <table:table-cell office:value-type="string" calcext:value-type="string">
            <text:p><text:s text:c="5"/>Wisconsin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88" calcext:value-type="float">
            <text:p>0.88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float" office:value="1.47" calcext:value-type="float">
            <text:p>1.47</text:p>
          </table:table-cell>
          <table:table-cell office:value-type="float" office:value="317.87" calcext:value-type="float">
            <text:p>317.87</text:p>
          </table:table-cell>
          <table:table-cell office:value-type="float" office:value="931.4" calcext:value-type="float">
            <text:p>931.4</text:p>
          </table:table-cell>
        </table:table-row>
        <table:table-row table:style-name="ro1">
          <table:table-cell office:value-type="string" calcext:value-type="string">
            <text:p><text:s text:c="8"/>Oregon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304.7" calcext:value-type="float">
            <text:p>304.7</text:p>
          </table:table-cell>
          <table:table-cell office:value-type="float" office:value="977.95" calcext:value-type="float">
            <text:p>977.95</text:p>
          </table:table-cell>
        </table:table-row>
        <table:table-row table:style-name="ro1">
          <table:table-cell office:value-type="string" calcext:value-type="string">
            <text:p><text:s text:c="4"/>Washington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76" calcext:value-type="float">
            <text:p>0.76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2.9" calcext:value-type="float">
            <text:p>2.9</text:p>
          </table:table-cell>
          <table:table-cell office:value-type="float" office:value="259.1" calcext:value-type="float">
            <text:p>259.1</text:p>
          </table:table-cell>
          <table:table-cell office:value-type="float" office:value="1010.87" calcext:value-type="float">
            <text:p>1010.87</text:p>
          </table:table-cell>
        </table:table-row>
        <table:table-row table:style-name="ro1">
          <table:table-cell office:value-type="string" calcext:value-type="string">
            <text:p><text:s text:c="9"/>Idah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0.57" calcext:value-type="float">
            <text:p>0.5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58.31" calcext:value-type="float">
            <text:p>258.31</text:p>
          </table:table-cell>
          <table:table-cell office:value-type="float" office:value="876.87" calcext:value-type="float">
            <text:p>876.87</text:p>
          </table:table-cell>
        </table:table-row>
        <table:table-row table:style-name="ro1">
          <table:table-cell office:value-type="string" calcext:value-type="string">
            <text:p><text:s text:c="10"/>Utah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81" calcext:value-type="float">
            <text:p>0.81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26.65" calcext:value-type="float">
            <text:p>226.65</text:p>
          </table:table-cell>
          <table:table-cell office:value-type="float" office:value="701.48" calcext:value-type="float">
            <text:p>701.48</text:p>
          </table:table-cell>
        </table:table-row>
        <table:table-row table:style-name="ro1">
          <table:table-cell office:value-type="string" calcext:value-type="string">
            <text:p><text:s text:c="6"/>Colorado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  <table:table-cell office:value-type="float" office:value="1.9" calcext:value-type="float">
            <text:p>1.9</text:p>
          </table:table-cell>
          <table:table-cell office:value-type="float" office:value="336.84" calcext:value-type="float">
            <text:p>336.84</text:p>
          </table:table-cell>
          <table:table-cell office:value-type="float" office:value="803.68" calcext:value-type="float">
            <text:p>803.68</text:p>
          </table:table-cell>
        </table:table-row>
        <table:table-row table:style-name="ro1">
          <table:table-cell office:value-type="string" calcext:value-type="string">
            <text:p><text:s text:c="5"/>Minnesota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86" calcext:value-type="float">
            <text:p>0.86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2.2" calcext:value-type="float">
            <text:p>2.2</text:p>
          </table:table-cell>
          <table:table-cell office:value-type="float" office:value="337.2" calcext:value-type="float">
            <text:p>337.2</text:p>
          </table:table-cell>
          <table:table-cell office:value-type="float" office:value="826.06" calcext:value-type="float">
            <text:p>826.06</text:p>
          </table:table-cell>
        </table:table-row>
        <table:table-row table:style-name="ro1">
          <table:table-cell office:value-type="string" calcext:value-type="string">
            <text:p><text:s text:c="6"/>Maryland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82" calcext:value-type="float">
            <text:p>0.82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  <table:table-cell office:value-type="float" office:value="3.7" calcext:value-type="float">
            <text:p>3.7</text:p>
          </table:table-cell>
          <table:table-cell office:value-type="float" office:value="412.35" calcext:value-type="float">
            <text:p>412.35</text:p>
          </table:table-cell>
          <table:table-cell office:value-type="float" office:value="957.15" calcext:value-type="float">
            <text:p>957.15</text:p>
          </table:table-cell>
        </table:table-row>
        <table:table-row table:style-name="ro1">
          <table:table-cell office:value-type="string" calcext:value-type="string">
            <text:p><text:s text:c="10"/>Iowa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87" calcext:value-type="float">
            <text:p>0.87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office:value-type="float" office:value="1.8" calcext:value-type="float">
            <text:p>1.8</text:p>
          </table:table-cell>
          <table:table-cell office:value-type="float" office:value="240.84" calcext:value-type="float">
            <text:p>240.84</text:p>
          </table:table-cell>
          <table:table-cell office:value-type="float" office:value="952.81" calcext:value-type="float">
            <text:p>952.81</text:p>
          </table:table-cell>
        </table:table-row>
        <table:table-row table:style-name="ro1">
          <table:table-cell table:style-name="ce1" table:number-columns-repeated="2"/>
          <table:table-cell table:style-name="ce1" table:formula="of:=AVERAGE([.C2:.C17])" office:value-type="float" office:value="53.1875" calcext:value-type="float">
            <text:p>53.1875</text:p>
          </table:table-cell>
          <table:table-cell table:style-name="ce1" table:formula="of:=AVERAGE([.D2:.D17])" office:value-type="float" office:value="0.804375" calcext:value-type="float">
            <text:p>0.804375</text:p>
          </table:table-cell>
          <table:table-cell table:style-name="ce1" table:formula="of:=AVERAGE([.E2:.E17])" office:value-type="float" office:value="0.294375" calcext:value-type="float">
            <text:p>0.294375</text:p>
          </table:table-cell>
          <table:table-cell table:style-name="ce2" table:formula="of:=AVERAGE([.F2:.F17])" office:value-type="float" office:value="0.03125" calcext:value-type="float">
            <text:p>0.03125</text:p>
          </table:table-cell>
          <table:table-cell table:style-name="ce2" table:formula="of:=AVERAGE([.G2:.G17])" office:value-type="float" office:value="1.89625" calcext:value-type="float">
            <text:p>1.89625</text:p>
          </table:table-cell>
          <table:table-cell table:style-name="ce2" table:formula="of:=AVERAGE([.H2:.H17])" office:value-type="float" office:value="306.980625" calcext:value-type="float">
            <text:p>306.980625</text:p>
          </table:table-cell>
          <table:table-cell table:style-name="ce2" table:formula="of:=AVERAGE([.I2:.I17])" office:value-type="float" office:value="901.140625" calcext:value-type="float">
            <text:p>901.14062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vent_count</text:p>
          </table:table-cell>
          <table:table-cell office:value-type="string" calcext:value-type="string">
            <text:p>grad_rate</text:p>
          </table:table-cell>
          <table:table-cell office:value-type="string" calcext:value-type="string">
            <text:p>gun_owner_rate</text:p>
          </table:table-cell>
          <table:table-cell office:value-type="string" calcext:value-type="string">
            <text:p>illegal_immigrant_rate</text:p>
          </table:table-cell>
          <table:table-cell office:value-type="string" calcext:value-type="string">
            <text:p>law_score</text:p>
          </table:table-cell>
          <table:table-cell office:value-type="string" calcext:value-type="string">
            <text:p>police_spending</text:p>
          </table:table-cell>
          <table:table-cell office:value-type="string" calcext:value-type="string">
            <text:p>cost per student</text:p>
          </table:table-cell>
        </table:table-row>
        <table:table-row table:style-name="ro1">
          <table:table-cell office:value-type="string" calcext:value-type="string">
            <text:p><text:s text:c="6"/>Delaware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75.3" calcext:value-type="float">
            <text:p>375.3</text:p>
          </table:table-cell>
          <table:table-cell office:value-type="float" office:value="1353.71" calcext:value-type="float">
            <text:p>1353.71</text:p>
          </table:table-cell>
        </table:table-row>
        <table:table-row table:style-name="ro1">
          <table:table-cell office:value-type="string" calcext:value-type="string">
            <text:p><text:s text:c="2"/>Rhode Islan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.77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3.3" calcext:value-type="float">
            <text:p>3.3</text:p>
          </table:table-cell>
          <table:table-cell office:value-type="float" office:value="390.96" calcext:value-type="float">
            <text:p>390.96</text:p>
          </table:table-cell>
          <table:table-cell office:value-type="float" office:value="1348.01" calcext:value-type="float">
            <text:p>1348.01</text:p>
          </table:table-cell>
        </table:table-row>
        <table:table-row table:style-name="ro1">
          <table:table-cell office:value-type="string" calcext:value-type="string">
            <text:p><text:s text:c="7"/>Wyom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9.98" calcext:value-type="float">
            <text:p>389.98</text:p>
          </table:table-cell>
          <table:table-cell office:value-type="float" office:value="1304.58" calcext:value-type="float">
            <text:p>1304.58</text:p>
          </table:table-cell>
        </table:table-row>
        <table:table-row table:style-name="ro1">
          <table:table-cell office:value-type="string" calcext:value-type="string">
            <text:p><text:s/>West Virgini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03.46" calcext:value-type="float">
            <text:p>203.46</text:p>
          </table:table-cell>
          <table:table-cell office:value-type="float" office:value="1285.84" calcext:value-type="float">
            <text:p>1285.84</text:p>
          </table:table-cell>
        </table:table-row>
        <table:table-row table:style-name="ro1">
          <table:table-cell office:value-type="string" calcext:value-type="string">
            <text:p><text:s text:c="2"/>North Dako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8.88" calcext:value-type="float">
            <text:p>278.88</text:p>
          </table:table-cell>
          <table:table-cell office:value-type="float" office:value="1430.93" calcext:value-type="float">
            <text:p>1430.93</text:p>
          </table:table-cell>
        </table:table-row>
        <table:table-row table:style-name="ro1">
          <table:table-cell office:value-type="string" calcext:value-type="string">
            <text:p><text:s text:c="7"/>Montan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.41" calcext:value-type="float">
            <text:p>295.41</text:p>
          </table:table-cell>
          <table:table-cell office:value-type="float" office:value="1545.57" calcext:value-type="float">
            <text:p>1545.57</text:p>
          </table:table-cell>
        </table:table-row>
        <table:table-row table:style-name="ro1">
          <table:table-cell office:value-type="string" calcext:value-type="string">
            <text:p><text:s text:c="2"/>South Dako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7.94" calcext:value-type="float">
            <text:p>227.94</text:p>
          </table:table-cell>
          <table:table-cell office:value-type="float" office:value="1499.49" calcext:value-type="float">
            <text:p>1499.49</text:p>
          </table:table-cell>
        </table:table-row>
        <table:table-row table:style-name="ro1">
          <table:table-cell office:value-type="string" calcext:value-type="string">
            <text:p><text:s text:c="3"/>Mississippi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" calcext:value-type="float">
            <text:p>0.66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44.83" calcext:value-type="float">
            <text:p>244.83</text:p>
          </table:table-cell>
          <table:table-cell office:value-type="float" office:value="1419.51" calcext:value-type="float">
            <text:p>1419.51</text:p>
          </table:table-cell>
        </table:table-row>
        <table:table-row table:style-name="ro1">
          <table:table-cell office:value-type="string" calcext:value-type="string">
            <text:p><text:s text:c="4"/>New Mexic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30.93" calcext:value-type="float">
            <text:p>330.93</text:p>
          </table:table-cell>
          <table:table-cell office:value-type="float" office:value="1630.84" calcext:value-type="float">
            <text:p>1630.84</text:p>
          </table:table-cell>
        </table:table-row>
        <table:table-row table:style-name="ro1">
          <table:table-cell office:value-type="string" calcext:value-type="string">
            <text:p><text:s text:c="7"/>Vermo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.67" calcext:value-type="float">
            <text:p>329.67</text:p>
          </table:table-cell>
          <table:table-cell office:value-type="float" office:value="1304.12" calcext:value-type="float">
            <text:p>1304.12</text:p>
          </table:table-cell>
        </table:table-row>
        <table:table-row table:style-name="ro1">
          <table:table-cell office:value-type="string" calcext:value-type="string">
            <text:p><text:s text:c="5"/>Louisiana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68" calcext:value-type="float">
            <text:p>0.68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40.43" calcext:value-type="float">
            <text:p>340.43</text:p>
          </table:table-cell>
          <table:table-cell office:value-type="float" office:value="1580.55" calcext:value-type="float">
            <text:p>1580.55</text:p>
          </table:table-cell>
        </table:table-row>
        <table:table-row table:style-name="ro1">
          <table:table-cell office:value-type="string" calcext:value-type="string">
            <text:p><text:s text:c="6"/>Arkansa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78" calcext:value-type="float">
            <text:p>0.78</text:p>
          </table:table-cell>
          <table:table-cell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3.33" calcext:value-type="float">
            <text:p>233.33</text:p>
          </table:table-cell>
          <table:table-cell office:value-type="float" office:value="1268.53" calcext:value-type="float">
            <text:p>1268.53</text:p>
          </table:table-cell>
        </table:table-row>
        <table:table-row table:style-name="ro1">
          <table:table-cell office:value-type="string" calcext:value-type="string">
            <text:p><text:s text:c="6"/>Kentucky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78" calcext:value-type="float">
            <text:p>0.78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0.82" calcext:value-type="float">
            <text:p>150.82</text:p>
          </table:table-cell>
          <table:table-cell office:value-type="float" office:value="1292.82" calcext:value-type="float">
            <text:p>1292.82</text:p>
          </table:table-cell>
        </table:table-row>
        <table:table-row table:style-name="ro1">
          <table:table-cell table:number-columns-repeated="2"/>
          <table:table-cell table:style-name="ce1" table:formula="of:=AVERAGE([.C23:.C35])" office:value-type="float" office:value="19.6923076923077" calcext:value-type="float">
            <text:p>19.6923076923077</text:p>
          </table:table-cell>
          <table:table-cell table:style-name="ce1" table:formula="of:=AVERAGE([.D23:.D35])" office:value-type="float" office:value="0.773076923076923" calcext:value-type="float">
            <text:p>0.773076923076923</text:p>
          </table:table-cell>
          <table:table-cell table:style-name="ce1" table:formula="of:=AVERAGE([.E23:.E35])" office:value-type="float" office:value="0.400769230769231" calcext:value-type="float">
            <text:p>0.400769230769231</text:p>
          </table:table-cell>
          <table:table-cell table:style-name="ce3" table:formula="of:=AVERAGE([.F23:.F35])" office:value-type="float" office:value="0.0138461538461538" calcext:value-type="float">
            <text:p>0.013846153846154</text:p>
          </table:table-cell>
          <table:table-cell table:style-name="ce2" table:formula="of:=AVERAGE([.G23:.G35])" office:value-type="float" office:value="0.502307692307692" calcext:value-type="float">
            <text:p>0.502307692307692</text:p>
          </table:table-cell>
          <table:table-cell table:style-name="ce2" table:formula="of:=AVERAGE([.H23:.H35])" office:value-type="float" office:value="291.687692307692" calcext:value-type="float">
            <text:p>291.687692307692</text:p>
          </table:table-cell>
          <table:table-cell table:style-name="ce2" table:formula="of:=AVERAGE([.I23:.I35])" office:value-type="float" office:value="1404.96153846154" calcext:value-type="float">
            <text:p>1404.96153846154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vent_count</text:p>
          </table:table-cell>
          <table:table-cell office:value-type="string" calcext:value-type="string">
            <text:p>grad_rate</text:p>
          </table:table-cell>
          <table:table-cell office:value-type="string" calcext:value-type="string">
            <text:p>gun_owner_rate</text:p>
          </table:table-cell>
          <table:table-cell office:value-type="string" calcext:value-type="string">
            <text:p>illegal_immigrant_rate</text:p>
          </table:table-cell>
          <table:table-cell office:value-type="string" calcext:value-type="string">
            <text:p>law_score</text:p>
          </table:table-cell>
          <table:table-cell office:value-type="string" calcext:value-type="string">
            <text:p>police_spending</text:p>
          </table:table-cell>
          <table:table-cell office:value-type="string" calcext:value-type="string">
            <text:p>cost per student</text:p>
          </table:table-cell>
        </table:table-row>
        <table:table-row table:style-name="ro1">
          <table:table-cell office:value-type="string" calcext:value-type="string">
            <text:p><text:s text:c="7"/>Florida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69" calcext:value-type="float">
            <text:p>0.69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373.9" calcext:value-type="float">
            <text:p>373.9</text:p>
          </table:table-cell>
          <table:table-cell office:value-type="float" office:value="1157.03" calcext:value-type="float">
            <text:p>1157.03</text:p>
          </table:table-cell>
        </table:table-row>
        <table:table-row table:style-name="ro1">
          <table:table-cell office:value-type="string" calcext:value-type="string">
            <text:p><text:s text:c="2"/>Pennsylvania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84" calcext:value-type="float">
            <text:p>0.84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290.76" calcext:value-type="float">
            <text:p>290.76</text:p>
          </table:table-cell>
          <table:table-cell office:value-type="float" office:value="1186.67" calcext:value-type="float">
            <text:p>1186.67</text:p>
          </table:table-cell>
        </table:table-row>
        <table:table-row table:style-name="ro1">
          <table:table-cell office:value-type="string" calcext:value-type="string">
            <text:p><text:s text:c="6"/>Oklahom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79" calcext:value-type="float">
            <text:p>0.79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69.8" calcext:value-type="float">
            <text:p>269.8</text:p>
          </table:table-cell>
          <table:table-cell office:value-type="float" office:value="1041.04" calcext:value-type="float">
            <text:p>1041.04</text:p>
          </table:table-cell>
        </table:table-row>
        <table:table-row table:style-name="ro1">
          <table:table-cell office:value-type="string" calcext:value-type="string">
            <text:p><text:s text:c="6"/>New York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71" calcext:value-type="float">
            <text:p>0.7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486.02" calcext:value-type="float">
            <text:p>486.02</text:p>
          </table:table-cell>
          <table:table-cell office:value-type="float" office:value="1244.82" calcext:value-type="float">
            <text:p>1244.82</text:p>
          </table:table-cell>
        </table:table-row>
        <table:table-row table:style-name="ro1">
          <table:table-cell office:value-type="string" calcext:value-type="string">
            <text:p><text:s text:c="10"/>Ohio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93.94" calcext:value-type="float">
            <text:p>293.94</text:p>
          </table:table-cell>
          <table:table-cell office:value-type="float" office:value="1121.83" calcext:value-type="float">
            <text:p>1121.83</text:p>
          </table:table-cell>
        </table:table-row>
        <table:table-row table:style-name="ro1">
          <table:table-cell office:value-type="string" calcext:value-type="string">
            <text:p><text:s text:c="6"/>Nebras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87" calcext:value-type="float">
            <text:p>0.87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28.29" calcext:value-type="float">
            <text:p>228.29</text:p>
          </table:table-cell>
          <table:table-cell office:value-type="float" office:value="1144.54" calcext:value-type="float">
            <text:p>1144.54</text:p>
          </table:table-cell>
        </table:table-row>
        <table:table-row table:style-name="ro1">
          <table:table-cell office:value-type="string" calcext:value-type="string">
            <text:p><text:s text:c="8"/>Kansas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82" calcext:value-type="float">
            <text:p>0.82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72.77" calcext:value-type="float">
            <text:p>272.77</text:p>
          </table:table-cell>
          <table:table-cell office:value-type="float" office:value="1070.77" calcext:value-type="float">
            <text:p>1070.77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office:value-type="float" office:value="0.44" calcext:value-type="float">
            <text:p>0.4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6.16" calcext:value-type="float">
            <text:p>236.16</text:p>
          </table:table-cell>
          <table:table-cell office:value-type="float" office:value="1171.87" calcext:value-type="float">
            <text:p>1171.8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75" calcext:value-type="float">
            <text:p>0.75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47" calcext:value-type="float">
            <text:p>0.47</text:p>
          </table:table-cell>
          <table:table-cell office:value-type="float" office:value="317.57" calcext:value-type="float">
            <text:p>317.57</text:p>
          </table:table-cell>
          <table:table-cell office:value-type="float" office:value="1058.75" calcext:value-type="float">
            <text:p>1058.75</text:p>
          </table:table-cell>
        </table:table-row>
        <table:table-row table:style-name="ro1">
          <table:table-cell office:value-type="string" calcext:value-type="string">
            <text:p><text:s text:c="7"/>Georg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67" calcext:value-type="float">
            <text:p>0.67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51.45" calcext:value-type="float">
            <text:p>251.45</text:p>
          </table:table-cell>
          <table:table-cell office:value-type="float" office:value="1062.6" calcext:value-type="float">
            <text:p>1062.6</text:p>
          </table:table-cell>
        </table:table-row>
        <table:table-row table:style-name="ro1">
          <table:table-cell office:value-type="string" calcext:value-type="string">
            <text:p><text:s text:c="7"/>Alabama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.72" calcext:value-type="float">
            <text:p>0.72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0.45" calcext:value-type="float">
            <text:p>260.45</text:p>
          </table:table-cell>
          <table:table-cell office:value-type="float" office:value="1137.51" calcext:value-type="float">
            <text:p>1137.51</text:p>
          </table:table-cell>
        </table:table-row>
        <table:table-row table:style-name="ro1">
          <table:table-cell office:value-type="string" calcext:value-type="string">
            <text:p><text:s text:c="7"/>Arizon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74" calcext:value-type="float">
            <text:p>0.74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311.36" calcext:value-type="float">
            <text:p>311.36</text:p>
          </table:table-cell>
          <table:table-cell office:value-type="float" office:value="1174.96" calcext:value-type="float">
            <text:p>1174.96</text:p>
          </table:table-cell>
        </table:table-row>
        <table:table-row table:style-name="ro1">
          <table:table-cell office:value-type="string" calcext:value-type="string">
            <text:p><text:s text:c="9"/>Mai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33" calcext:value-type="float">
            <text:p>193.33</text:p>
          </table:table-cell>
          <table:table-cell office:value-type="float" office:value="1087.53" calcext:value-type="float">
            <text:p>1087.53</text:p>
          </table:table-cell>
        </table:table-row>
        <table:table-row table:style-name="ro1">
          <table:table-cell office:value-type="string" calcext:value-type="string">
            <text:p><text:s text:c="6"/>Illinois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0.8" calcext:value-type="float">
            <text:p>0.8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3.3" calcext:value-type="float">
            <text:p>3.3</text:p>
          </table:table-cell>
          <table:table-cell office:value-type="float" office:value="389.8" calcext:value-type="float">
            <text:p>389.8</text:p>
          </table:table-cell>
          <table:table-cell office:value-type="float" office:value="1142.33" calcext:value-type="float">
            <text:p>1142.33</text:p>
          </table:table-cell>
        </table:table-row>
        <table:table-row table:style-name="ro1">
          <table:table-cell office:value-type="string" calcext:value-type="string">
            <text:p><text:s text:c="6"/>Missouri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83" calcext:value-type="float">
            <text:p>0.83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3.4" calcext:value-type="float">
            <text:p>283.4</text:p>
          </table:table-cell>
          <table:table-cell office:value-type="float" office:value="1046.13" calcext:value-type="float">
            <text:p>1046.13</text:p>
          </table:table-cell>
        </table:table-row>
        <table:table-row table:style-name="ro1">
          <table:table-cell office:value-type="string" calcext:value-type="string">
            <text:p><text:s text:c="4"/>California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office:value-type="float" office:value="0.76" calcext:value-type="float">
            <text:p>0.76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3.9" calcext:value-type="float">
            <text:p>3.9</text:p>
          </table:table-cell>
          <table:table-cell office:value-type="float" office:value="426.2" calcext:value-type="float">
            <text:p>426.2</text:p>
          </table:table-cell>
          <table:table-cell office:value-type="float" office:value="1153.04" calcext:value-type="float">
            <text:p>1153.04</text:p>
          </table:table-cell>
        </table:table-row>
        <table:table-row table:style-name="ro1">
          <table:table-cell office:value-type="string" calcext:value-type="string">
            <text:p><text:s text:c="6"/>Michigan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246.99" calcext:value-type="float">
            <text:p>246.99</text:p>
          </table:table-cell>
          <table:table-cell office:value-type="float" office:value="1146.75" calcext:value-type="float">
            <text:p>1146.75</text:p>
          </table:table-cell>
        </table:table-row>
        <table:table-row table:style-name="ro1">
          <table:table-cell office:value-type="string" calcext:value-type="string">
            <text:p><text:s text:c="9"/>Texas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69.56" calcext:value-type="float">
            <text:p>269.56</text:p>
          </table:table-cell>
          <table:table-cell office:value-type="float" office:value="1173.84" calcext:value-type="float">
            <text:p>1173.84</text:p>
          </table:table-cell>
        </table:table-row>
        <table:table-row table:style-name="ro1">
          <table:table-cell office:value-type="string" calcext:value-type="string">
            <text:p><text:s text:c="5"/>Tennessee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75" calcext:value-type="float">
            <text:p>0.75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.23" calcext:value-type="float">
            <text:p>0.23</text:p>
          </table:table-cell>
          <table:table-cell office:value-type="float" office:value="280.51" calcext:value-type="float">
            <text:p>280.51</text:p>
          </table:table-cell>
          <table:table-cell office:value-type="float" office:value="1098.92" calcext:value-type="float">
            <text:p>1098.92</text:p>
          </table:table-cell>
        </table:table-row>
        <table:table-row table:style-name="ro1">
          <table:table-cell table:style-name="ce1" table:number-columns-repeated="2"/>
          <table:table-cell table:style-name="ce1" table:formula="of:=AVERAGE([.C44:.C62] )" office:value-type="float" office:value="103.157894736842" calcext:value-type="float">
            <text:p>103.157894736842</text:p>
          </table:table-cell>
          <table:table-cell table:style-name="ce1" table:formula="of:=AVERAGE([.D44:.D62] )" office:value-type="float" office:value="0.766315789473684" calcext:value-type="float">
            <text:p>0.766315789473684</text:p>
          </table:table-cell>
          <table:table-cell table:style-name="ce1" table:formula="of:=AVERAGE([.E44:.E62] )" office:value-type="float" office:value="0.294210526315789" calcext:value-type="float">
            <text:p>0.294210526315789</text:p>
          </table:table-cell>
          <table:table-cell table:style-name="ce2" table:formula="of:=AVERAGE([.F44:.F62] )" office:value-type="float" office:value="0.0268421052631579" calcext:value-type="float">
            <text:p>0.026842105263158</text:p>
          </table:table-cell>
          <table:table-cell table:style-name="ce2" table:formula="of:=AVERAGE([.G44:.G62] )" office:value-type="float" office:value="0.926315789473684" calcext:value-type="float">
            <text:p>0.926315789473684</text:p>
          </table:table-cell>
          <table:table-cell table:style-name="ce2" table:formula="of:=AVERAGE([.H44:.H62] )" office:value-type="float" office:value="299.066315789474" calcext:value-type="float">
            <text:p>299.066315789474</text:p>
          </table:table-cell>
          <table:table-cell table:style-name="ce2" table:formula="of:=AVERAGE([.I44:.I62] )" office:value-type="float" office:value="1127.41736842105" calcext:value-type="float">
            <text:p>1127.41736842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6:08:59.837651129</meta:creation-date>
    <dc:date>2020-01-23T16:09:28.770941421</dc:date>
    <meta:editing-duration>PT29S</meta:editing-duration>
    <meta:editing-cycles>1</meta:editing-cycles>
    <meta:generator>LibreOffice/6.0.7.3$Linux_X86_64 LibreOffice_project/00m0$Build-3</meta:generator>
    <meta:document-statistic meta:table-count="1" meta:cell-count="480" meta:object-count="0"/>
  </office:meta>
</office:document-meta>
</file>